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SFGenerator.getValue( HSSFCell ce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SSFGenerator.writeXML( HSSFWorkbook workboo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SSF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SSFGenerator.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st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SSFGenerato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SSFGenerator.getMaxCol( HSSFSheet she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SSF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SSF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SFGenerator.writeStyles( HSSFWorkbook workbook , HSSFSheet she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HSSFGenerato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HSSF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getValueType( int cell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